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2"/>
        <table:table-column table:style-name="co2" table:number-columns-repeated="22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UAV Estimate</text:p>
          </table:table-cell>
          <table:covered-table-cell table:number-columns-repeated="3" table:style-name="ce3"/>
          <table:table-cell table:style-name="ce1"/>
          <table:table-cell table:style-name="ce3" office:value-type="string" calcext:value-type="string" table:number-columns-spanned="4" table:number-rows-spanned="1">
            <text:p>Mocap ground truth</text:p>
          </table:table-cell>
          <table:covered-table-cell table:number-columns-repeated="3" table:style-name="ce3"/>
          <table:table-cell table:style-name="ce1"/>
          <table:table-cell table:style-name="ce3" office:value-type="string" calcext:value-type="string" table:number-columns-spanned="4" table:number-rows-spanned="1">
            <text:p>Error</text:p>
          </table:table-cell>
          <table:covered-table-cell table:number-columns-repeated="3" table:style-name="ce3"/>
          <table:table-cell table:style-name="ce1"/>
          <table:table-cell table:style-name="ce3" office:value-type="string" calcext:value-type="string" table:number-columns-spanned="4" table:number-rows-spanned="1">
            <text:p>Error in cm</text:p>
          </table:table-cell>
          <table:covered-table-cell table:number-columns-repeated="3" table:style-name="ce3"/>
          <table:table-cell table:style-name="ce1"/>
          <table:table-cell table:style-name="ce1" office:value-type="string" calcext:value-type="string">
            <text:p>Planar error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yaw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yaw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yaw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9474811944654" calcext:value-type="float">
            <text:p>0.049474811944654</text:p>
          </table:table-cell>
          <table:table-cell office:value-type="float" office:value="0.82637282223351" calcext:value-type="float">
            <text:p>0.82637282223351</text:p>
          </table:table-cell>
          <table:table-cell office:value-type="float" office:value="-0.037856094416318" calcext:value-type="float">
            <text:p>-0.037856094416318</text:p>
          </table:table-cell>
          <table:table-cell office:value-type="float" office:value="1.87893064422178" calcext:value-type="float">
            <text:p>1.87893064422178</text:p>
          </table:table-cell>
          <table:table-cell/>
          <table:table-cell office:value-type="float" office:value="-0.003" calcext:value-type="float">
            <text:p>-0.003</text:p>
          </table:table-cell>
          <table:table-cell office:value-type="float" office:value="0.813" calcext:value-type="float">
            <text:p>0.813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BS([.B3]-[.G3])" office:value-type="float" office:value="0.052474811944654" calcext:value-type="float">
            <text:p>0.052474811944654</text:p>
          </table:table-cell>
          <table:table-cell table:formula="of:=ABS([.C3]-[.H3])" office:value-type="float" office:value="0.01337282223351" calcext:value-type="float">
            <text:p>0.01337282223351</text:p>
          </table:table-cell>
          <table:table-cell table:formula="of:=ABS([.D3]-[.I3])" office:value-type="float" office:value="0.047856094416318" calcext:value-type="float">
            <text:p>0.047856094416318</text:p>
          </table:table-cell>
          <table:table-cell table:formula="of:=ABS([.E3]-[.J3])" office:value-type="float" office:value="1.87893064422178" calcext:value-type="float">
            <text:p>1.87893064422178</text:p>
          </table:table-cell>
          <table:table-cell/>
          <table:table-cell table:formula="of:=[.L3]*100" office:value-type="float" office:value="5.2474811944654" calcext:value-type="float">
            <text:p>5.2474811944654</text:p>
          </table:table-cell>
          <table:table-cell table:formula="of:=[.M3]*100" office:value-type="float" office:value="1.337282223351" calcext:value-type="float">
            <text:p>1.337282223351</text:p>
          </table:table-cell>
          <table:table-cell table:formula="of:=[.N3]*100" office:value-type="float" office:value="4.7856094416318" calcext:value-type="float">
            <text:p>4.7856094416318</text:p>
          </table:table-cell>
          <table:table-cell office:value-type="float" office:value="1.87893064422178" calcext:value-type="float">
            <text:p>1.87893064422178</text:p>
          </table:table-cell>
          <table:table-cell/>
          <table:table-cell table:formula="of:=SQRT([.Q3]*[.Q3]+[.R3]*[.R3])" office:value-type="float" office:value="5.41519922358897" calcext:value-type="float">
            <text:p>5.4151992235889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9528091739151" calcext:value-type="float">
            <text:p>0.009528091739151</text:p>
          </table:table-cell>
          <table:table-cell office:value-type="float" office:value="0.807348195848705" calcext:value-type="float">
            <text:p>0.807348195848705</text:p>
          </table:table-cell>
          <table:table-cell office:value-type="float" office:value="-0.02916566543767" calcext:value-type="float">
            <text:p>-0.02916566543767</text:p>
          </table:table-cell>
          <table:table-cell office:value-type="float" office:value="1.00296253268054" calcext:value-type="float">
            <text:p>1.00296253268054</text:p>
          </table:table-cell>
          <table:table-cell/>
          <table:table-cell office:value-type="float" office:value="-0.003" calcext:value-type="float">
            <text:p>-0.003</text:p>
          </table:table-cell>
          <table:table-cell office:value-type="float" office:value="0.813" calcext:value-type="float">
            <text:p>0.813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BS([.B4]-[.G4])" office:value-type="float" office:value="0.012528091739151" calcext:value-type="float">
            <text:p>0.012528091739151</text:p>
          </table:table-cell>
          <table:table-cell table:formula="of:=ABS([.C4]-[.H4])" office:value-type="float" office:value="0.00565180415129496" calcext:value-type="float">
            <text:p>0.005651804151295</text:p>
          </table:table-cell>
          <table:table-cell table:formula="of:=ABS([.D4]-[.I4])" office:value-type="float" office:value="0.03916566543767" calcext:value-type="float">
            <text:p>0.03916566543767</text:p>
          </table:table-cell>
          <table:table-cell table:formula="of:=ABS([.E4]-[.J4])" office:value-type="float" office:value="1.00296253268054" calcext:value-type="float">
            <text:p>1.00296253268054</text:p>
          </table:table-cell>
          <table:table-cell/>
          <table:table-cell table:formula="of:=[.L4]*100" office:value-type="float" office:value="1.2528091739151" calcext:value-type="float">
            <text:p>1.2528091739151</text:p>
          </table:table-cell>
          <table:table-cell table:formula="of:=[.M4]*100" office:value-type="float" office:value="0.565180415129496" calcext:value-type="float">
            <text:p>0.565180415129496</text:p>
          </table:table-cell>
          <table:table-cell table:formula="of:=[.N4]*100" office:value-type="float" office:value="3.916566543767" calcext:value-type="float">
            <text:p>3.916566543767</text:p>
          </table:table-cell>
          <table:table-cell office:value-type="float" office:value="1.00296253268054" calcext:value-type="float">
            <text:p>1.00296253268054</text:p>
          </table:table-cell>
          <table:table-cell/>
          <table:table-cell table:formula="of:=SQRT([.Q4]*[.Q4]+[.R4]*[.R4])" office:value-type="float" office:value="1.3743943131037" calcext:value-type="float">
            <text:p>1.374394313103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1369974494208" calcext:value-type="float">
            <text:p>0.011369974494208</text:p>
          </table:table-cell>
          <table:table-cell office:value-type="float" office:value="0.802569594043805" calcext:value-type="float">
            <text:p>0.802569594043805</text:p>
          </table:table-cell>
          <table:table-cell office:value-type="float" office:value="-0.029004428249849" calcext:value-type="float">
            <text:p>-0.029004428249849</text:p>
          </table:table-cell>
          <table:table-cell office:value-type="float" office:value="2.05047320521004" calcext:value-type="float">
            <text:p>2.05047320521004</text:p>
          </table:table-cell>
          <table:table-cell/>
          <table:table-cell office:value-type="float" office:value="-0.003" calcext:value-type="float">
            <text:p>-0.003</text:p>
          </table:table-cell>
          <table:table-cell office:value-type="float" office:value="0.813" calcext:value-type="float">
            <text:p>0.813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BS([.B5]-[.G5])" office:value-type="float" office:value="0.014369974494208" calcext:value-type="float">
            <text:p>0.014369974494208</text:p>
          </table:table-cell>
          <table:table-cell table:formula="of:=ABS([.C5]-[.H5])" office:value-type="float" office:value="0.010430405956195" calcext:value-type="float">
            <text:p>0.010430405956195</text:p>
          </table:table-cell>
          <table:table-cell table:formula="of:=ABS([.D5]-[.I5])" office:value-type="float" office:value="0.039004428249849" calcext:value-type="float">
            <text:p>0.039004428249849</text:p>
          </table:table-cell>
          <table:table-cell table:formula="of:=ABS([.E5]-[.J5])" office:value-type="float" office:value="2.05047320521004" calcext:value-type="float">
            <text:p>2.05047320521004</text:p>
          </table:table-cell>
          <table:table-cell/>
          <table:table-cell table:formula="of:=[.L5]*100" office:value-type="float" office:value="1.4369974494208" calcext:value-type="float">
            <text:p>1.4369974494208</text:p>
          </table:table-cell>
          <table:table-cell table:formula="of:=[.M5]*100" office:value-type="float" office:value="1.0430405956195" calcext:value-type="float">
            <text:p>1.0430405956195</text:p>
          </table:table-cell>
          <table:table-cell table:formula="of:=[.N5]*100" office:value-type="float" office:value="3.9004428249849" calcext:value-type="float">
            <text:p>3.9004428249849</text:p>
          </table:table-cell>
          <table:table-cell office:value-type="float" office:value="2.05047320521004" calcext:value-type="float">
            <text:p>2.05047320521004</text:p>
          </table:table-cell>
          <table:table-cell/>
          <table:table-cell table:formula="of:=SQRT([.Q5]*[.Q5]+[.R5]*[.R5])" office:value-type="float" office:value="1.77563942109657" calcext:value-type="float">
            <text:p>1.7756394210965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0394828427136" calcext:value-type="float">
            <text:p>0.230394828427136</text:p>
          </table:table-cell>
          <table:table-cell office:value-type="float" office:value="1.0738323824596" calcext:value-type="float">
            <text:p>1.0738323824596</text:p>
          </table:table-cell>
          <table:table-cell office:value-type="float" office:value="0.151647091667286" calcext:value-type="float">
            <text:p>0.151647091667286</text:p>
          </table:table-cell>
          <table:table-cell office:value-type="float" office:value="-3.07246359346404" calcext:value-type="float">
            <text:p>-3.07246359346404</text:p>
          </table:table-cell>
          <table:table-cell/>
          <table:table-cell office:value-type="float" office:value="0.193" calcext:value-type="float">
            <text:p>0.193</text:p>
          </table:table-cell>
          <table:table-cell office:value-type="float" office:value="1.098" calcext:value-type="float">
            <text:p>1.098</text:p>
          </table:table-cell>
          <table:table-cell office:value-type="float" office:value="0.164" calcext:value-type="float">
            <text:p>0.164</text:p>
          </table:table-cell>
          <table:table-cell table:number-columns-repeated="2"/>
          <table:table-cell table:formula="of:=ABS([.B6]-[.G6])" office:value-type="float" office:value="0.037394828427136" calcext:value-type="float">
            <text:p>0.037394828427136</text:p>
          </table:table-cell>
          <table:table-cell table:formula="of:=ABS([.C6]-[.H6])" office:value-type="float" office:value="0.0241676175404002" calcext:value-type="float">
            <text:p>0.0241676175404</text:p>
          </table:table-cell>
          <table:table-cell table:formula="of:=ABS([.D6]-[.I6])" office:value-type="float" office:value="0.012352908332714" calcext:value-type="float">
            <text:p>0.012352908332714</text:p>
          </table:table-cell>
          <table:table-cell table:formula="of:=ABS([.E6]-[.J6])" office:value-type="float" office:value="3.07246359346404" calcext:value-type="float">
            <text:p>3.07246359346404</text:p>
          </table:table-cell>
          <table:table-cell/>
          <table:table-cell table:formula="of:=[.L6]*100" office:value-type="float" office:value="3.7394828427136" calcext:value-type="float">
            <text:p>3.7394828427136</text:p>
          </table:table-cell>
          <table:table-cell table:formula="of:=[.M6]*100" office:value-type="float" office:value="2.41676175404002" calcext:value-type="float">
            <text:p>2.41676175404002</text:p>
          </table:table-cell>
          <table:table-cell table:formula="of:=[.N6]*100" office:value-type="float" office:value="1.2352908332714" calcext:value-type="float">
            <text:p>1.2352908332714</text:p>
          </table:table-cell>
          <table:table-cell office:value-type="float" office:value="3.07246359346404" calcext:value-type="float">
            <text:p>3.07246359346404</text:p>
          </table:table-cell>
          <table:table-cell/>
          <table:table-cell table:formula="of:=SQRT([.Q6]*[.Q6]+[.R6]*[.R6])" office:value-type="float" office:value="4.45246777717032" calcext:value-type="float">
            <text:p>4.45246777717032</text:p>
          </table:table-cell>
          <table:table-cell office:value-type="string" calcext:value-type="string">
            <text:p>from jan 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4123755574967" calcext:value-type="float">
            <text:p>0.174123755574967</text:p>
          </table:table-cell>
          <table:table-cell office:value-type="float" office:value="0.801052471492275" calcext:value-type="float">
            <text:p>0.801052471492275</text:p>
          </table:table-cell>
          <table:table-cell office:value-type="float" office:value="0.117701162438117" calcext:value-type="float">
            <text:p>0.117701162438117</text:p>
          </table:table-cell>
          <table:table-cell office:value-type="float" office:value="2.60683001537721" calcext:value-type="float">
            <text:p>2.60683001537721</text:p>
          </table:table-cell>
          <table:table-cell/>
          <table:table-cell office:value-type="float" office:value="0.168" calcext:value-type="float">
            <text:p>0.168</text:p>
          </table:table-cell>
          <table:table-cell office:value-type="float" office:value="0.885" calcext:value-type="float">
            <text:p>0.885</text:p>
          </table:table-cell>
          <table:table-cell office:value-type="float" office:value="0.112" calcext:value-type="float">
            <text:p>0.112</text:p>
          </table:table-cell>
          <table:table-cell table:number-columns-repeated="2"/>
          <table:table-cell table:formula="of:=ABS([.B7]-[.G7])" office:value-type="float" office:value="0.006123755574967" calcext:value-type="float">
            <text:p>0.006123755574967</text:p>
          </table:table-cell>
          <table:table-cell table:formula="of:=ABS([.C7]-[.H7])" office:value-type="float" office:value="0.0839475285077249" calcext:value-type="float">
            <text:p>0.083947528507725</text:p>
          </table:table-cell>
          <table:table-cell table:formula="of:=ABS([.D7]-[.I7])" office:value-type="float" office:value="0.00570116243811701" calcext:value-type="float">
            <text:p>0.005701162438117</text:p>
          </table:table-cell>
          <table:table-cell table:formula="of:=ABS([.E7]-[.J7])" office:value-type="float" office:value="2.60683001537721" calcext:value-type="float">
            <text:p>2.60683001537721</text:p>
          </table:table-cell>
          <table:table-cell/>
          <table:table-cell table:formula="of:=[.L7]*100" office:value-type="float" office:value="0.6123755574967" calcext:value-type="float">
            <text:p>0.6123755574967</text:p>
          </table:table-cell>
          <table:table-cell table:formula="of:=[.M7]*100" office:value-type="float" office:value="8.39475285077249" calcext:value-type="float">
            <text:p>8.39475285077249</text:p>
          </table:table-cell>
          <table:table-cell table:formula="of:=[.N7]*100" office:value-type="float" office:value="0.570116243811701" calcext:value-type="float">
            <text:p>0.570116243811701</text:p>
          </table:table-cell>
          <table:table-cell office:value-type="float" office:value="2.60683001537721" calcext:value-type="float">
            <text:p>2.60683001537721</text:p>
          </table:table-cell>
          <table:table-cell/>
          <table:table-cell table:formula="of:=SQRT([.Q7]*[.Q7]+[.R7]*[.R7])" office:value-type="float" office:value="8.41705882413639" calcext:value-type="float">
            <text:p>8.41705882413639</text:p>
          </table:table-cell>
          <table:table-cell office:value-type="string" calcext:value-type="string">
            <text:p>from jan 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1660898381118" calcext:value-type="float">
            <text:p>0.031660898381118</text:p>
          </table:table-cell>
          <table:table-cell office:value-type="float" office:value="0.804031123538915" calcext:value-type="float">
            <text:p>0.804031123538915</text:p>
          </table:table-cell>
          <table:table-cell office:value-type="float" office:value="-0.029216806654778" calcext:value-type="float">
            <text:p>-0.029216806654778</text:p>
          </table:table-cell>
          <table:table-cell office:value-type="float" office:value="0.582274580908155" calcext:value-type="float">
            <text:p>0.582274580908155</text:p>
          </table:table-cell>
          <table:table-cell/>
          <table:table-cell office:value-type="float" office:value="-0.003" calcext:value-type="float">
            <text:p>-0.003</text:p>
          </table:table-cell>
          <table:table-cell office:value-type="float" office:value="0.813" calcext:value-type="float">
            <text:p>0.813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BS([.B8]-[.G8])" office:value-type="float" office:value="0.034660898381118" calcext:value-type="float">
            <text:p>0.034660898381118</text:p>
          </table:table-cell>
          <table:table-cell table:formula="of:=ABS([.C8]-[.H8])" office:value-type="float" office:value="0.00896887646108502" calcext:value-type="float">
            <text:p>0.008968876461085</text:p>
          </table:table-cell>
          <table:table-cell table:formula="of:=ABS([.D8]-[.I8])" office:value-type="float" office:value="0.039216806654778" calcext:value-type="float">
            <text:p>0.039216806654778</text:p>
          </table:table-cell>
          <table:table-cell table:formula="of:=ABS([.E8]-[.J8])" office:value-type="float" office:value="0.582274580908155" calcext:value-type="float">
            <text:p>0.582274580908155</text:p>
          </table:table-cell>
          <table:table-cell/>
          <table:table-cell table:formula="of:=[.L8]*100" office:value-type="float" office:value="3.4660898381118" calcext:value-type="float">
            <text:p>3.4660898381118</text:p>
          </table:table-cell>
          <table:table-cell table:formula="of:=[.M8]*100" office:value-type="float" office:value="0.896887646108502" calcext:value-type="float">
            <text:p>0.896887646108502</text:p>
          </table:table-cell>
          <table:table-cell table:formula="of:=[.N8]*100" office:value-type="float" office:value="3.9216806654778" calcext:value-type="float">
            <text:p>3.9216806654778</text:p>
          </table:table-cell>
          <table:table-cell office:value-type="float" office:value="0.582274580908155" calcext:value-type="float">
            <text:p>0.582274580908155</text:p>
          </table:table-cell>
          <table:table-cell/>
          <table:table-cell table:formula="of:=SQRT([.Q8]*[.Q8]+[.R8]*[.R8])" office:value-type="float" office:value="3.58024946276149" calcext:value-type="float">
            <text:p>3.5802494627614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7401404205881" calcext:value-type="float">
            <text:p>0.047401404205881</text:p>
          </table:table-cell>
          <table:table-cell office:value-type="float" office:value="0.792278873239018" calcext:value-type="float">
            <text:p>0.792278873239018</text:p>
          </table:table-cell>
          <table:table-cell office:value-type="float" office:value="-0.013087445471428" calcext:value-type="float">
            <text:p>-0.013087445471428</text:p>
          </table:table-cell>
          <table:table-cell office:value-type="float" office:value="1.08011729573401" calcext:value-type="float">
            <text:p>1.08011729573401</text:p>
          </table:table-cell>
          <table:table-cell/>
          <table:table-cell office:value-type="float" office:value="-0.003" calcext:value-type="float">
            <text:p>-0.003</text:p>
          </table:table-cell>
          <table:table-cell office:value-type="float" office:value="0.813" calcext:value-type="float">
            <text:p>0.813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BS([.B9]-[.G9])" office:value-type="float" office:value="0.050401404205881" calcext:value-type="float">
            <text:p>0.050401404205881</text:p>
          </table:table-cell>
          <table:table-cell table:formula="of:=ABS([.C9]-[.H9])" office:value-type="float" office:value="0.020721126760982" calcext:value-type="float">
            <text:p>0.020721126760982</text:p>
          </table:table-cell>
          <table:table-cell table:formula="of:=ABS([.D9]-[.I9])" office:value-type="float" office:value="0.023087445471428" calcext:value-type="float">
            <text:p>0.023087445471428</text:p>
          </table:table-cell>
          <table:table-cell table:formula="of:=ABS([.E9]-[.J9])" office:value-type="float" office:value="1.08011729573401" calcext:value-type="float">
            <text:p>1.08011729573401</text:p>
          </table:table-cell>
          <table:table-cell/>
          <table:table-cell table:formula="of:=[.L9]*100" office:value-type="float" office:value="5.0401404205881" calcext:value-type="float">
            <text:p>5.0401404205881</text:p>
          </table:table-cell>
          <table:table-cell table:formula="of:=[.M9]*100" office:value-type="float" office:value="2.0721126760982" calcext:value-type="float">
            <text:p>2.0721126760982</text:p>
          </table:table-cell>
          <table:table-cell table:formula="of:=[.N9]*100" office:value-type="float" office:value="2.3087445471428" calcext:value-type="float">
            <text:p>2.3087445471428</text:p>
          </table:table-cell>
          <table:table-cell office:value-type="float" office:value="1.08011729573401" calcext:value-type="float">
            <text:p>1.08011729573401</text:p>
          </table:table-cell>
          <table:table-cell/>
          <table:table-cell table:formula="of:=SQRT([.Q9]*[.Q9]+[.R9]*[.R9])" office:value-type="float" office:value="5.4494647812141" calcext:value-type="float">
            <text:p>5.4494647812141</text:p>
          </table:table-cell>
          <table:table-cell office:value-type="string" calcext:value-type="string">
            <text:p>not flyi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4313023359726" calcext:value-type="float">
            <text:p>0.014313023359726</text:p>
          </table:table-cell>
          <table:table-cell office:value-type="float" office:value="0.781652546258096" calcext:value-type="float">
            <text:p>0.781652546258096</text:p>
          </table:table-cell>
          <table:table-cell office:value-type="float" office:value="-0.012948272009077" calcext:value-type="float">
            <text:p>-0.012948272009077</text:p>
          </table:table-cell>
          <table:table-cell office:value-type="float" office:value="-0.52207011892666" calcext:value-type="float">
            <text:p>-0.52207011892666</text:p>
          </table:table-cell>
          <table:table-cell/>
          <table:table-cell office:value-type="float" office:value="-0.003" calcext:value-type="float">
            <text:p>-0.003</text:p>
          </table:table-cell>
          <table:table-cell office:value-type="float" office:value="0.813" calcext:value-type="float">
            <text:p>0.813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BS([.B10]-[.G10])" office:value-type="float" office:value="0.017313023359726" calcext:value-type="float">
            <text:p>0.017313023359726</text:p>
          </table:table-cell>
          <table:table-cell table:formula="of:=ABS([.C10]-[.H10])" office:value-type="float" office:value="0.031347453741904" calcext:value-type="float">
            <text:p>0.031347453741904</text:p>
          </table:table-cell>
          <table:table-cell table:formula="of:=ABS([.D10]-[.I10])" office:value-type="float" office:value="0.022948272009077" calcext:value-type="float">
            <text:p>0.022948272009077</text:p>
          </table:table-cell>
          <table:table-cell table:formula="of:=ABS([.E10]-[.J10])" office:value-type="float" office:value="0.52207011892666" calcext:value-type="float">
            <text:p>0.52207011892666</text:p>
          </table:table-cell>
          <table:table-cell/>
          <table:table-cell table:formula="of:=[.L10]*100" office:value-type="float" office:value="1.7313023359726" calcext:value-type="float">
            <text:p>1.7313023359726</text:p>
          </table:table-cell>
          <table:table-cell table:formula="of:=[.M10]*100" office:value-type="float" office:value="3.1347453741904" calcext:value-type="float">
            <text:p>3.1347453741904</text:p>
          </table:table-cell>
          <table:table-cell table:formula="of:=[.N10]*100" office:value-type="float" office:value="2.2948272009077" calcext:value-type="float">
            <text:p>2.2948272009077</text:p>
          </table:table-cell>
          <table:table-cell office:value-type="float" office:value="0.52207011892666" calcext:value-type="float">
            <text:p>0.52207011892666</text:p>
          </table:table-cell>
          <table:table-cell/>
          <table:table-cell table:formula="of:=SQRT([.Q10]*[.Q10]+[.R10]*[.R10])" office:value-type="float" office:value="3.58106636905158" calcext:value-type="float">
            <text:p>3.58106636905158</text:p>
          </table:table-cell>
          <table:table-cell office:value-type="string" calcext:value-type="string">
            <text:p>not flyi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5982966439144" calcext:value-type="float">
            <text:p>0.015982966439144</text:p>
          </table:table-cell>
          <table:table-cell office:value-type="float" office:value="0.78267420972186" calcext:value-type="float">
            <text:p>0.78267420972186</text:p>
          </table:table-cell>
          <table:table-cell office:value-type="float" office:value="-0.011576047589059" calcext:value-type="float">
            <text:p>-0.011576047589059</text:p>
          </table:table-cell>
          <table:table-cell office:value-type="float" office:value="-1.37493563182058" calcext:value-type="float">
            <text:p>-1.37493563182058</text:p>
          </table:table-cell>
          <table:table-cell/>
          <table:table-cell office:value-type="float" office:value="-0.003" calcext:value-type="float">
            <text:p>-0.003</text:p>
          </table:table-cell>
          <table:table-cell office:value-type="float" office:value="0.813" calcext:value-type="float">
            <text:p>0.813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BS([.B11]-[.G11])" office:value-type="float" office:value="0.018982966439144" calcext:value-type="float">
            <text:p>0.018982966439144</text:p>
          </table:table-cell>
          <table:table-cell table:formula="of:=ABS([.C11]-[.H11])" office:value-type="float" office:value="0.0303257902781401" calcext:value-type="float">
            <text:p>0.03032579027814</text:p>
          </table:table-cell>
          <table:table-cell table:formula="of:=ABS([.D11]-[.I11])" office:value-type="float" office:value="0.021576047589059" calcext:value-type="float">
            <text:p>0.021576047589059</text:p>
          </table:table-cell>
          <table:table-cell table:formula="of:=ABS([.E11]-[.J11])" office:value-type="float" office:value="1.37493563182058" calcext:value-type="float">
            <text:p>1.37493563182058</text:p>
          </table:table-cell>
          <table:table-cell/>
          <table:table-cell table:formula="of:=[.L11]*100" office:value-type="float" office:value="1.8982966439144" calcext:value-type="float">
            <text:p>1.8982966439144</text:p>
          </table:table-cell>
          <table:table-cell table:formula="of:=[.M11]*100" office:value-type="float" office:value="3.03257902781401" calcext:value-type="float">
            <text:p>3.03257902781401</text:p>
          </table:table-cell>
          <table:table-cell table:formula="of:=[.N11]*100" office:value-type="float" office:value="2.1576047589059" calcext:value-type="float">
            <text:p>2.1576047589059</text:p>
          </table:table-cell>
          <table:table-cell office:value-type="float" office:value="1.37493563182058" calcext:value-type="float">
            <text:p>1.37493563182058</text:p>
          </table:table-cell>
          <table:table-cell/>
          <table:table-cell table:formula="of:=SQRT([.Q11]*[.Q11]+[.R11]*[.R11])" office:value-type="float" office:value="3.57771794699275" calcext:value-type="float">
            <text:p>3.57771794699275</text:p>
          </table:table-cell>
          <table:table-cell office:value-type="string" calcext:value-type="string">
            <text:p>not flyin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7594697117966" calcext:value-type="float">
            <text:p>0.017594697117966</text:p>
          </table:table-cell>
          <table:table-cell office:value-type="float" office:value="0.799534483155495" calcext:value-type="float">
            <text:p>0.799534483155495</text:p>
          </table:table-cell>
          <table:table-cell office:value-type="float" office:value="-0.002078529723258" calcext:value-type="float">
            <text:p>-0.002078529723258</text:p>
          </table:table-cell>
          <table:table-cell office:value-type="float" office:value="-2.9877739266105" calcext:value-type="float">
            <text:p>-2.9877739266105</text:p>
          </table:table-cell>
          <table:table-cell/>
          <table:table-cell office:value-type="float" office:value="-0.003" calcext:value-type="float">
            <text:p>-0.003</text:p>
          </table:table-cell>
          <table:table-cell office:value-type="float" office:value="0.813" calcext:value-type="float">
            <text:p>0.813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BS([.B12]-[.G12])" office:value-type="float" office:value="0.020594697117966" calcext:value-type="float">
            <text:p>0.020594697117966</text:p>
          </table:table-cell>
          <table:table-cell table:formula="of:=ABS([.C12]-[.H12])" office:value-type="float" office:value="0.013465516844505" calcext:value-type="float">
            <text:p>0.013465516844505</text:p>
          </table:table-cell>
          <table:table-cell table:formula="of:=ABS([.D12]-[.I12])" office:value-type="float" office:value="0.012078529723258" calcext:value-type="float">
            <text:p>0.012078529723258</text:p>
          </table:table-cell>
          <table:table-cell table:formula="of:=ABS([.E12]-[.J12])" office:value-type="float" office:value="2.9877739266105" calcext:value-type="float">
            <text:p>2.9877739266105</text:p>
          </table:table-cell>
          <table:table-cell/>
          <table:table-cell table:formula="of:=[.L12]*100" office:value-type="float" office:value="2.0594697117966" calcext:value-type="float">
            <text:p>2.0594697117966</text:p>
          </table:table-cell>
          <table:table-cell table:formula="of:=[.M12]*100" office:value-type="float" office:value="1.3465516844505" calcext:value-type="float">
            <text:p>1.3465516844505</text:p>
          </table:table-cell>
          <table:table-cell table:formula="of:=[.N12]*100" office:value-type="float" office:value="1.2078529723258" calcext:value-type="float">
            <text:p>1.2078529723258</text:p>
          </table:table-cell>
          <table:table-cell office:value-type="float" office:value="2.9877739266105" calcext:value-type="float">
            <text:p>2.9877739266105</text:p>
          </table:table-cell>
          <table:table-cell/>
          <table:table-cell table:formula="of:=SQRT([.Q12]*[.Q12]+[.R12]*[.R12])" office:value-type="float" office:value="2.46061312129803" calcext:value-type="float">
            <text:p>2.46061312129803</text:p>
          </table:table-cell>
          <table:table-cell office:value-type="string" calcext:value-type="string">
            <text:p>not flying</text:p>
          </table:table-cell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16"/>
          <table:table-cell table:formula="of:=AVERAGE([.Q3:.Q12])" office:value-type="float" office:value="2.64844451683951" calcext:value-type="float">
            <text:p>2.64844451683951</text:p>
          </table:table-cell>
          <table:table-cell table:formula="of:=AVERAGE([.R3:.R12])" office:value-type="float" office:value="2.42398942475741" calcext:value-type="float">
            <text:p>2.42398942475741</text:p>
          </table:table-cell>
          <table:table-cell table:formula="of:=AVERAGE([.S3:.S12])" office:value-type="float" office:value="2.62987360322268" calcext:value-type="float">
            <text:p>2.62987360322268</text:p>
          </table:table-cell>
          <table:table-cell table:formula="of:=AVERAGE([.T3:.T12])" office:value-type="float" office:value="1.71588315449535" calcext:value-type="float">
            <text:p>1.71588315449535</text:p>
          </table:table-cell>
          <table:table-cell/>
          <table:table-cell table:formula="of:=AVERAGE([.V3:.V12])" office:value-type="float" office:value="4.00838712404139" calcext:value-type="float">
            <text:p>4.00838712404139</text:p>
          </table:table-cell>
          <table:table-cell/>
        </table:table-row>
        <table:table-row table:style-name="ro1" table:number-rows-repeated="104855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00-00-00</text:date>, <text:time style:data-style-name="N2" text:time-value="11:07:32.033889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1-15T15:54:58.982271787</dc:date>
    <meta:editing-duration>P4DT5M22S</meta:editing-duration>
    <meta:editing-cycles>18</meta:editing-cycles>
    <meta:generator>LibreOffice/6.4.7.2$Linux_X86_64 LibreOffice_project/40$Build-2</meta:generator>
    <meta:document-statistic meta:table-count="1" meta:cell-count="201" meta:object-count="0"/>
  </office:meta>
</office:document-meta>
</file>